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596cm"/>
    </style:style>
    <style:style style:name="co2" style:family="table-column">
      <style:table-column-properties fo:break-before="auto" style:column-width="12.3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Аркуш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Result/commen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Зробити окрему таблицю для ієрархій сервісів.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Зробити матрицю сегментів на послуги SERVICE_SEGMENT_MAP</text:p>
          </table:table-cell>
          <table:table-cell office:value-type="string">
            <text:p>Not necessary, can be added to COMMAND table</text:p>
          </table:table-cell>
          <table:table-cell table:number-columns-repeated="1022"/>
        </table:table-row>
        <table:table-row table:style-name="ro1">
          <table:table-cell office:value-type="string">
            <text:p>Команда має посилатися не на послугу, а на матрицю сегмент-послуга.</text:p>
          </table:table-cell>
          <table:table-cell office:value-type="string">
            <text:p>Done, added column SEGMENT_ID into COMMAND</text:p>
          </table:table-cell>
          <table:table-cell table:number-columns-repeated="1022"/>
        </table:table-row>
        <table:table-row table:style-name="ro1">
          <table:table-cell office:value-type="string">
            <text:p>Створити таблицю версіонності.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Перейменувати SERVICE_MAP/SERVICE_DEPENDENCY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Додати дати та версію в табличку COMMAND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Додати ієрархію параметрів в COMMAND_PARAMETER та ORDER_PARAMETER</text:p>
          </table:table-cell>
          <table:table-cell office:value-type="string">
            <text:p>Not clear, there is parameter ordering, what kind of hierarchy is necessary?</text:p>
          </table:table-cell>
          <table:table-cell table:number-columns-repeated="1022"/>
        </table:table-row>
        <table:table-row table:style-name="ro1">
          <table:table-cell office:value-type="string">
            <text:p>Створити табличку FLOW замість CHAIN.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Замінити REQUEST/ORDER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Замінити REQUESTED_DATE/FETCH_DAT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>
          <table:table-cell office:value-type="string">
            <text:p>Додати мапінг команд на команди хендлерів.</text:p>
          </table:table-cell>
          <table:table-cell office:value-type="string">
            <text:p>Done, added reference to HANDLER_COMMAND into COMMAND</text:p>
          </table:table-cell>
          <table:table-cell table:number-columns-repeated="1022"/>
        </table:table-row>
        <table:table-row table:style-name="ro1">
          <table:table-cell office:value-type="string">
            <text:p>Додати мапінг сервісів на сервіси хендлерів.</text:p>
          </table:table-cell>
          <table:table-cell office:value-type="string">
            <text:p>Done, added reference to HANDLER_SERVICE into SERVICE</text:p>
          </table:table-cell>
          <table:table-cell table:number-columns-repeated="1022"/>
        </table:table-row>
        <table:table-row table:style-name="ro1">
          <table:table-cell office:value-type="string">
            <text:p>Додати версіонність для команд</text:p>
          </table:table-cell>
          <table:table-cell office:value-type="string">
            <text:p>Don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11-04T14:37:20</dc:date>
    <dc:creator>Serge Shmygelskyy</dc:creator>
    <meta:editing-duration>PT4H31M25S</meta:editing-duration>
    <meta:editing-cycles>10</meta:editing-cycles>
    <meta:document-statistic meta:table-count="1" meta:cell-count="28" meta:object-count="0"/>
  </office:meta>
</office:document-meta>
</file>